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3694a" officeooo:paragraph-rsid="00871459" style:font-weight-asian="normal" style:font-weight-complex="normal"/>
    </style:style>
    <style:style style:name="P8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>
      <style:text-properties officeooo:paragraph-rsid="008ec01f"/>
    </style:style>
    <style:style style:name="P20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43bbd" officeooo:paragraph-rsid="00943bbd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3" style:family="paragraph" style:parent-style-name="Standard" style:list-style-name="WW8Num2">
      <style:text-properties officeooo:rsid="0029bf4d" officeooo:paragraph-rsid="008ec01f"/>
    </style:style>
    <style:style style:name="P44" style:family="paragraph" style:parent-style-name="Standard" style:list-style-name="WW8Num2">
      <style:text-properties officeooo:rsid="002cb336" officeooo:paragraph-rsid="008ec01f"/>
    </style:style>
    <style:style style:name="P45" style:family="paragraph" style:parent-style-name="Standard" style:list-style-name="WW8Num3">
      <style:text-properties officeooo:paragraph-rsid="00122177"/>
    </style:style>
    <style:style style:name="P46" style:family="paragraph" style:parent-style-name="Standard" style:list-style-name="WW8Num3">
      <style:text-properties officeooo:paragraph-rsid="001176ed"/>
    </style:style>
    <style:style style:name="P47" style:family="paragraph" style:parent-style-name="Standard" style:list-style-name="WW8Num3">
      <style:text-properties officeooo:rsid="00122177" officeooo:paragraph-rsid="00122177"/>
    </style:style>
    <style:style style:name="P48" style:family="paragraph" style:parent-style-name="Standard" style:list-style-name="L3">
      <style:text-properties officeooo:paragraph-rsid="0014ad49"/>
    </style:style>
    <style:style style:name="P49" style:family="paragraph" style:parent-style-name="Standard" style:list-style-name="L3">
      <style:text-properties officeooo:rsid="003e9a16" officeooo:paragraph-rsid="003e9a16"/>
    </style:style>
    <style:style style:name="P50" style:family="paragraph" style:parent-style-name="Standard" style:list-style-name="L3">
      <style:text-properties officeooo:rsid="003e9a16" officeooo:paragraph-rsid="00777d94"/>
    </style:style>
    <style:style style:name="P51" style:family="paragraph" style:parent-style-name="Standard" style:list-style-name="L3">
      <style:text-properties officeooo:rsid="001a4008" officeooo:paragraph-rsid="003e9a16"/>
    </style:style>
    <style:style style:name="P52" style:family="paragraph" style:parent-style-name="Standard" style:list-style-name="L3">
      <style:text-properties officeooo:rsid="001c0015" officeooo:paragraph-rsid="001c0015"/>
    </style:style>
    <style:style style:name="P53" style:family="paragraph" style:parent-style-name="Standard" style:list-style-name="L3">
      <style:text-properties officeooo:rsid="001c0015" officeooo:paragraph-rsid="004ea70a"/>
    </style:style>
    <style:style style:name="P54" style:family="paragraph" style:parent-style-name="Standard" style:list-style-name="L3">
      <style:text-properties officeooo:rsid="00209aed" officeooo:paragraph-rsid="00209aed"/>
    </style:style>
    <style:style style:name="P55" style:family="paragraph" style:parent-style-name="Standard" style:list-style-name="L3">
      <style:text-properties officeooo:rsid="004302ef" officeooo:paragraph-rsid="004302ef"/>
    </style:style>
    <style:style style:name="P56" style:family="paragraph" style:parent-style-name="Standard" style:list-style-name="L4">
      <style:text-properties officeooo:rsid="004302ef" officeooo:paragraph-rsid="004302ef"/>
    </style:style>
    <style:style style:name="P57" style:family="paragraph" style:parent-style-name="Standard" style:list-style-name="L4">
      <style:text-properties officeooo:rsid="004302ef" officeooo:paragraph-rsid="00459a91"/>
    </style:style>
    <style:style style:name="P58" style:family="paragraph" style:parent-style-name="Standard" style:list-style-name="L4">
      <style:text-properties officeooo:rsid="004302ef" officeooo:paragraph-rsid="0044c1b5"/>
    </style:style>
    <style:style style:name="P59" style:family="paragraph" style:parent-style-name="Standard" style:list-style-name="L4">
      <style:text-properties officeooo:rsid="004302ef" officeooo:paragraph-rsid="00471253"/>
    </style:style>
    <style:style style:name="P60" style:family="paragraph" style:parent-style-name="Standard" style:list-style-name="L4">
      <style:text-properties officeooo:rsid="00474863" officeooo:paragraph-rsid="00474863"/>
    </style:style>
    <style:style style:name="P6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2" style:family="paragraph" style:parent-style-name="Text_20_body" style:list-style-name="L1">
      <style:text-properties officeooo:rsid="001011a1" officeooo:paragraph-rsid="007f1808"/>
    </style:style>
    <style:style style:name="P63" style:family="paragraph" style:parent-style-name="Text_20_body" style:list-style-name="L2">
      <style:text-properties officeooo:rsid="00520377" officeooo:paragraph-rsid="00520377"/>
    </style:style>
    <style:style style:name="P64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5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6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7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8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0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1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3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4" style:family="paragraph" style:parent-style-name="Heading_20_1">
      <style:text-properties officeooo:paragraph-rsid="00594363"/>
    </style:style>
    <style:style style:name="P7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text-properties fo:font-weight="bold" style:font-weight-asian="bold" style:font-weight-complex="bold"/>
    </style:style>
    <style:style style:name="P78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bold" officeooo:rsid="009085ea" style:font-weight-asian="bold" style:font-weight-complex="bold"/>
    </style:style>
    <style:style style:name="T25" style:family="text">
      <style:text-properties fo:font-weight="bold" officeooo:rsid="0090cc8d" style:font-weight-asian="bold" style:font-weight-complex="bold"/>
    </style:style>
    <style:style style:name="T26" style:family="text">
      <style:text-properties fo:font-weight="bold" officeooo:rsid="007f1808" style:font-weight-asian="bold" style:font-weight-complex="bold"/>
    </style:style>
    <style:style style:name="T27" style:family="text">
      <style:text-properties fo:font-weight="bold" officeooo:rsid="009520b9" style:font-weight-asian="bold" style:font-weight-complex="bold"/>
    </style:style>
    <style:style style:name="T28" style:family="text">
      <style:text-properties fo:font-weight="bold" officeooo:rsid="009601b8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176ed" style:font-weight-asian="normal" style:font-weight-complex="normal"/>
    </style:style>
    <style:style style:name="T31" style:family="text">
      <style:text-properties fo:font-weight="normal" officeooo:rsid="0014ad49" style:font-weight-asian="normal" style:font-weight-complex="normal"/>
    </style:style>
    <style:style style:name="T32" style:family="text">
      <style:text-properties fo:font-weight="normal" officeooo:rsid="00122177" style:font-weight-asian="normal" style:font-weight-complex="normal"/>
    </style:style>
    <style:style style:name="T33" style:family="text">
      <style:text-properties fo:font-weight="normal" officeooo:rsid="00192732" style:font-weight-asian="normal" style:font-weight-complex="normal"/>
    </style:style>
    <style:style style:name="T34" style:family="text">
      <style:text-properties fo:font-weight="normal" officeooo:rsid="001a82c1" style:font-weight-asian="normal" style:font-weight-complex="normal"/>
    </style:style>
    <style:style style:name="T35" style:family="text">
      <style:text-properties fo:font-weight="normal" officeooo:rsid="001de2dd" style:font-weight-asian="normal" style:font-weight-complex="normal"/>
    </style:style>
    <style:style style:name="T36" style:family="text">
      <style:text-properties fo:font-weight="normal" officeooo:rsid="002297c9" style:font-weight-asian="normal" style:font-weight-complex="normal"/>
    </style:style>
    <style:style style:name="T37" style:family="text">
      <style:text-properties fo:font-weight="normal" officeooo:rsid="0022fe75" style:font-weight-asian="normal" style:font-weight-complex="normal"/>
    </style:style>
    <style:style style:name="T38" style:family="text">
      <style:text-properties fo:font-weight="normal" officeooo:rsid="00268bab" style:font-weight-asian="normal" style:font-weight-complex="normal"/>
    </style:style>
    <style:style style:name="T39" style:family="text">
      <style:text-properties fo:font-weight="normal" officeooo:rsid="00285a01" style:font-weight-asian="normal" style:font-weight-complex="normal"/>
    </style:style>
    <style:style style:name="T40" style:family="text">
      <style:text-properties fo:font-weight="normal" officeooo:rsid="00322aa9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officeooo:rsid="001011a1"/>
    </style:style>
    <style:style style:name="T55" style:family="text">
      <style:text-properties officeooo:rsid="00102f77"/>
    </style:style>
    <style:style style:name="T56" style:family="text">
      <style:text-properties officeooo:rsid="0011305f"/>
    </style:style>
    <style:style style:name="T57" style:family="text">
      <style:text-properties officeooo:rsid="001176ed"/>
    </style:style>
    <style:style style:name="T58" style:family="text">
      <style:text-properties officeooo:rsid="0014ad49"/>
    </style:style>
    <style:style style:name="T59" style:family="text">
      <style:text-properties officeooo:rsid="00177bb0"/>
    </style:style>
    <style:style style:name="T60" style:family="text">
      <style:text-properties officeooo:rsid="0022fe75"/>
    </style:style>
    <style:style style:name="T61" style:family="text">
      <style:text-properties officeooo:rsid="00268bab"/>
    </style:style>
    <style:style style:name="T62" style:family="text">
      <style:text-properties officeooo:rsid="00122177"/>
    </style:style>
    <style:style style:name="T63" style:family="text">
      <style:text-properties officeooo:rsid="00285a01"/>
    </style:style>
    <style:style style:name="T64" style:family="text">
      <style:text-properties officeooo:rsid="003bbf33"/>
    </style:style>
    <style:style style:name="T65" style:family="text">
      <style:text-properties officeooo:rsid="003c3022"/>
    </style:style>
    <style:style style:name="T66" style:family="text">
      <style:text-properties officeooo:rsid="0041deb7"/>
    </style:style>
    <style:style style:name="T67" style:family="text">
      <style:text-properties officeooo:rsid="0052adb4"/>
    </style:style>
    <style:style style:name="T68" style:family="text">
      <style:text-properties officeooo:rsid="0055727f"/>
    </style:style>
    <style:style style:name="T69" style:family="text">
      <style:text-properties officeooo:rsid="005e5762"/>
    </style:style>
    <style:style style:name="T70" style:family="text">
      <style:text-properties officeooo:rsid="0060e7d1"/>
    </style:style>
    <style:style style:name="T71" style:family="text">
      <style:text-properties officeooo:rsid="0068d232"/>
    </style:style>
    <style:style style:name="T72" style:family="text">
      <style:text-properties officeooo:rsid="0071373a"/>
    </style:style>
    <style:style style:name="T73" style:family="text">
      <style:text-properties officeooo:rsid="00744b17"/>
    </style:style>
    <style:style style:name="T74" style:family="text">
      <style:text-properties officeooo:rsid="00784d74"/>
    </style:style>
    <style:style style:name="T75" style:family="text">
      <style:text-properties officeooo:rsid="007d1894"/>
    </style:style>
    <style:style style:name="T76" style:family="text">
      <style:text-properties officeooo:rsid="00800ad5"/>
    </style:style>
    <style:style style:name="T77" style:family="text">
      <style:text-properties officeooo:rsid="00813b62"/>
    </style:style>
    <style:style style:name="T78" style:family="text">
      <style:text-properties officeooo:rsid="00860717"/>
    </style:style>
    <style:style style:name="T79" style:family="text">
      <style:text-properties officeooo:rsid="007e2fb1"/>
    </style:style>
    <style:style style:name="T80" style:family="text">
      <style:text-properties officeooo:rsid="0083694a"/>
    </style:style>
    <style:style style:name="T81" style:family="text">
      <style:text-properties officeooo:rsid="00894e33"/>
    </style:style>
    <style:style style:name="T82" style:family="text">
      <style:text-properties officeooo:rsid="008a349d"/>
    </style:style>
    <style:style style:name="T83" style:family="text">
      <style:text-properties officeooo:rsid="0085065b"/>
    </style:style>
    <style:style style:name="T84" style:family="text">
      <style:text-properties officeooo:rsid="00868024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8b4a64"/>
    </style:style>
    <style:style style:name="T90" style:family="text">
      <style:text-properties officeooo:rsid="008de301"/>
    </style:style>
    <style:style style:name="T91" style:family="text">
      <style:text-properties officeooo:rsid="002cb66c"/>
    </style:style>
    <style:style style:name="T92" style:family="text">
      <style:text-properties officeooo:rsid="002b6923"/>
    </style:style>
    <style:style style:name="T93" style:family="text">
      <style:text-properties officeooo:rsid="009085ea"/>
    </style:style>
    <style:style style:name="T94" style:family="text">
      <style:text-properties officeooo:rsid="0090cc8d"/>
    </style:style>
    <style:style style:name="T95" style:family="text">
      <style:text-properties officeooo:rsid="007f1808"/>
    </style:style>
    <style:style style:name="T96" style:family="text">
      <style:text-properties officeooo:rsid="0097d770"/>
    </style:style>
    <style:style style:name="T97" style:family="text">
      <style:text-properties officeooo:rsid="0099bc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tab/></text:p>
      <text:p text:style-name="P1"/>
      <text:p text:style-name="P1"><text:span text:style-name="T59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 text:style-name="Internet_20_link" text:visited-style-name="Visited_20_Internet_20_Link">Общее описание<text:tab/>3</text:a></text:p>
          <text:p text:style-name="P1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7"><text:a xlink:type="simple" xlink:href="#__RefHeading___Toc197_159447762" text:style-name="Internet_20_link" text:visited-style-name="Visited_20_Internet_20_Link">Описание протокола<text:tab/>3</text:a></text:p>
          <text:p text:style-name="P17"><text:a xlink:type="simple" xlink:href="#__RefHeading___Toc633_1510394967" text:style-name="Internet_20_link" text:visited-style-name="Visited_20_Internet_20_Link">Базовые типы сообщений<text:tab/>3</text:a></text:p>
          <text:p text:style-name="P17"><text:a xlink:type="simple" xlink:href="#__RefHeading___Toc652_111683930" text:style-name="Internet_20_link" text:visited-style-name="Visited_20_Internet_20_Link">Команды серверу<text:tab/>4</text:a></text:p>
          <text:p text:style-name="P18"><text:a xlink:type="simple" xlink:href="#__RefHeading___Toc635_1510394967" text:style-name="Internet_20_link" text:visited-style-name="Visited_20_Internet_20_Link">Общее<text:tab/>4</text:a></text:p>
          <text:p text:style-name="P18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8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8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8"><text:a xlink:type="simple" xlink:href="#__RefHeading___Toc643_1510394967" text:style-name="Internet_20_link" text:visited-style-name="Visited_20_Internet_20_Link">Обработка данных<text:tab/>6</text:a></text:p>
          <text:p text:style-name="P18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7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7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75" text:outline-level="1"/>
      <text:h text:style-name="P7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9">сервер для автономного сбора данных с устройств IoT и управления этими устройствами, а также</text:span> протокол взаимодействия <text:span text:style-name="T5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5">ini-</text:span>файле /etc/<text:span text:style-name="T55">wliotproxyd</text:span>.ini. <text:span text:style-name="T75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8188335977206076325" text:style-name="L1">
        <text:list-item>
          <text:p text:style-name="P62">Локальный UNIX-сокет "/tmp/wliotproxyd"</text:p>
        </text:list-item>
        <text:list-item>
          <text:p text:style-name="P62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3133251544074052647" text:style-name="WW8Num2">
        <text:list-item>
          <text:p text:style-name="P19"><text:span text:style-name="T56">Клиент взаимодействует с IoT сервером</text:span> путем двухстороннего обмена сообщениями. Каждое сообщение — строка <text:span text:style-name="T89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0">байтом</text:span> с <text:span text:style-name="T91">десятичным </text:span>кодом 10 (<text:span text:style-name="T90">символ перевода строки, "</text:span>\n<text:span text:style-name="T66">"</text:span> <text:span text:style-name="T66">в языке С</text:span>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0">байтом</text:span> с <text:span text:style-name="T91">десятичным </text:span>кодом 124 <text:span text:style-name="T90">(символ "</text:span>|<text:span text:style-name="T66">")</text:span>.<text:line-break/><text:span text:style-name="T91">Пример сообщения:</text:span><text:line-break/><text:span text:style-name="T1">info|Argument 1|Argument 2|Argument 3\n</text:span></text:p>
        </text:list-item>
        <text:list-item>
          <text:p text:style-name="P20">Для экранирования служебных символов в сообщении используется <text:span text:style-name="T91">байт с десятичным кодом 92</text:span> <text:span text:style-name="T91">(</text:span>символ обратной косой черты "\"<text:span text:style-name="T91">)</text:span>. Экранирование символов производится по следующим правилам:</text:p>
          <text:list>
            <text:list-item>
              <text:p text:style-name="P20">Символ "\" экранируется им же. В сообщении — "\\".</text:p>
            </text:list-item>
            <text:list-item>
              <text:p text:style-name="P20">Символ "|" экранируется как "\|".</text:p>
            </text:list-item>
            <text:list-item>
              <text:p text:style-name="P20">Символ перевода строки заменяется экранированной буквой "n" (<text:span text:style-name="T91">десятичный код 110</text:span>). В сообщении — "\n".</text:p>
            </text:list-item>
            <text:list-item>
              <text:p text:style-name="P43">Символ с кодом 0 заменяется на экранированный "0" <text:span text:style-name="T91">(десятичный код 48)</text:span>. В сообщении — "\0".</text:p>
            </text:list-item>
            <text:list-item>
              <text:p text:style-name="P43">Произвольный байт данных может быть записан как \xHH, где HH — шестнадцатеричный код символа <text:span text:style-name="T92">в нижнем или верхнем регистре</text:span>. Пример — "\x2f". <text:span text:style-name="T92">Если шестнадцатеричный код не распознан, символ игнорируется.</text:span></text:p>
            </text:list-item>
            <text:list-item>
              <text:p text:style-name="P44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7735465364521801804" text:style-name="WW8Num3">
        <text:list-item>
          <text:p text:style-name="P4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<text:soft-page-break/>человеком.</text:p>
        </text:list-item>
        <text:list-item>
          <text:p text:style-name="P47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8">команд.</text:span></text:p>
        </text:list-item>
        <text:list-item>
          <text:p text:style-name="P46">Сообщение синхронизации. Заголовок — <text:span text:style-name="T1">sync</text:span>. Предназначено для уведомления <text:span text:style-name="T56">клиента</text:span> о том, что <text:span text:style-name="T56">сервер</text:span> находится в рабочем состоянии. Используется для безопасного синхронного вызова функций. Аргументы отсутствуют. <text:span text:style-name="T56">Сервер</text:span> по окончании выполнения долж<text:span text:style-name="T57">ен</text:span> вернуть сообщение с заголовком <text:span text:style-name="T1">ok</text:span><text:span text:style-name="T29"> </text:span><text:span text:style-name="T48">или </text:span><text:span text:style-name="T14">err</text:span><text:span text:style-name="T30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617207423032829409" text:style-name="L2">
        <text:list-item>
          <text:p text:style-name="P63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4">Идентификация на сервере. Заголовок — <text:span text:style-name="T1">identify</text:span>. Сервер возвращает уникальный идентификатор <text:span text:style-name="T73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6526566466419841933" text:style-name="L3">
        <text:list-item>
          <text:p text:style-name="P48"><text:span text:style-name="T56">Перечисление всех имеющихся в системе TTY устройств. Заголовок — </text:span><text:span text:style-name="T3">list_tty</text:span><text:span text:style-name="T56">. Аргументы отсутствуют. Список устройств передается на клиент сообщениями </text:span><text:span text:style-name="T2">cmdata</text:span><text:span text:style-name="T32">, </text:span><text:span text:style-name="T31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1">. </text:span><text:span text:style-name="T33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9"><text:span text:style-name="T33">И</text:span><text:span text:style-name="T29">дентификация TTY устройства. Заголовок — </text:span><text:span text:style-name="T1">indentify_tty</text:span><text:span text:style-name="T29">. Аргумент — имя порта</text:span><text:span text:style-name="T34">. В случае успешной идентификации </text:span><text:span text:style-name="T48">клиенту в ответ возвращаются </text:span><text:span text:style-name="T34">идентификатор устройства и имя устройства </text:span><text:span text:style-name="T48">(в ответном </text:span><text:span text:style-name="T14">ok</text:span><text:span text:style-name="T48"> сообщении)</text:span><text:span text:style-name="T34">.</text:span></text:p>
        </text:list-item>
        <text:list-item>
          <text:p text:style-name="P50"><text:span text:style-name="T33">И</text:span><text:span text:style-name="T34">дентификация T</text:span><text:span text:style-name="T53">CP</text:span><text:span text:style-name="T34"> устройства. Заголовок — </text:span><text:span text:style-name="T4">indentify_</text:span><text:span text:style-name="T21">tcp</text:span><text:span text:style-name="T34">. Аргумент — </text:span><text:span text:style-name="T53">IP адрес или имя хоста</text:span><text:span text:style-name="T34">. В случае успешной идентификации </text:span><text:span text:style-name="T48">клиенту в ответ возвращаются </text:span><text:span text:style-name="T34">идентификатор устройства и имя устройства </text:span><text:span text:style-name="T48">(в ответном </text:span><text:span text:style-name="T14">ok</text:span><text:span text:style-name="T48"> сообщении)</text:span><text:span text:style-name="T34">.</text:span></text:p>
        </text:list-item>
        <text:list-item>
          <text:p text:style-name="P51"><text:span text:style-name="T43">Перечисление идентифицированных устройств</text:span><text:span text:style-name="T34">. Заголовок — </text:span><text:span text:style-name="T10">list_identified</text:span><text:span text:style-name="T34">. Аргумент</text:span><text:span text:style-name="T43">ы отсутствуют</text:span><text:span text:style-name="T34">. </text:span><text:span text:style-name="T43">Н</text:span><text:span text:style-name="T34">а клиент переда</text:span><text:span text:style-name="T50">ю</text:span><text:span text:style-name="T34">тся сообщени</text:span><text:span text:style-name="T50">я</text:span><text:span text:style-name="T34"> </text:span><text:span text:style-name="T4">cmdata</text:span><text:span text:style-name="T34"> с</text:span><text:span text:style-name="T43">о следующими</text:span><text:span text:style-name="T34"> аргументами</text:span><text:span text:style-name="T43">:</text:span><text:span text:style-name="T34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4">.</text:span></text:p>
        </text:list-item>
        <text:list-item>
          <text:p text:style-name="P52"><text:span text:style-name="T34">П</text:span><text:span text:style-name="T29">еречисление </text:span><text:span text:style-name="T38">датчиков</text:span><text:span text:style-name="T29"> устройства. Заголовок — </text:span><text:span text:style-name="T1">list_sensors</text:span><text:span text:style-name="T29">. Агрумент — идентификатор </text:span><text:span text:style-name="T39">или имя</text:span><text:span text:style-name="T29"> устройства. </text:span><text:span text:style-name="T35">Список портов передается на клиент </text:span><text:span text:style-name="T51">в ответном </text:span><text:span text:style-name="T16">ok</text:span><text:span text:style-name="T51"> сообщении</text:span><text:span text:style-name="T35">, содержащим аргумент — xml описание сенсоров.</text:span></text:p>
        </text:list-item>
        <text:list-item>
          <text:p text:style-name="P53"><text:span text:style-name="T42">Запрос описания интерфейса управления</text:span><text:span text:style-name="T35">. Заголовок — </text:span><text:span text:style-name="T5">list_</text:span><text:span text:style-name="T9">controls</text:span><text:span text:style-name="T35">. Агрумент — идентификатор </text:span><text:span text:style-name="T39">или имя</text:span><text:span text:style-name="T35"> устройства. </text:span><text:span text:style-name="T42">Описание интерфейса управления передается </text:span><text:span text:style-name="T35">на клиент </text:span><text:span text:style-name="T51">в ответном </text:span><text:span text:style-name="T16">ok</text:span><text:span text:style-name="T51"> сообщении</text:span><text:span text:style-name="T35">, содержащим аргумент — xml описание </text:span><text:span text:style-name="T42">интерфейса управления</text:span><text:span text:style-name="T35">.</text:span></text:p>
        </text:list-item>
        <text:list-item>
          <text:p text:style-name="P54"><text:span text:style-name="T29">Отправка команды устройству. Заголовок — </text:span><text:span text:style-name="T1">exec_command</text:span><text:span text:style-name="T29">. Аргументы — идентификатор </text:span><text:span text:style-name="T39">или имя</text:span><text:span text:style-name="T29"> устройства, флаг ожидания сообщения </text:span><text:span text:style-name="T1">sync </text:span><text:span text:style-name="T29">(0 — </text:span><text:span text:style-name="T36">не дожидаться ответа устройства</text:span><text:span text:style-name="T29">, 1 — </text:span><text:span text:style-name="T36">ожидать ответ устройства, использовать сообщение </text:span><text:span text:style-name="T6">sync</text:span><text:span text:style-name="T36">, </text:span><text:span text:style-name="T40">по-умолчанию 1</text:span><text:span text:style-name="T29">), команда, далее аргументы команды. </text:span><text:span text:style-name="T37">В случае ожидания возвращаемого значения на клиент </text:span><text:span text:style-name="T49">в аргументах сообщения </text:span><text:span text:style-name="T15">ok</text:span><text:span text:style-name="T49"> будут переданы аргументы, возвращенные устройством</text:span><text:span text:style-name="T37">.</text:span></text:p>
        </text:list-item>
        <text:list-item>
          <text:p text:style-name="P55"><text:span text:style-name="T29">Управление конфигурацией устройств. Заголовок — </text:span><text:span text:style-name="T1">devices_config</text:span><text:span text:style-name="T29">. Содержит вложенные команды. Управление конфигурацией устройств подробно описано ниже. </text:span><text:soft-page-break/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77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29">Управление конфигурацией устройств на сервере производится с помощью сообщения с заголовком </text:span><text:span text:style-name="T1">devices_config</text:span><text:span text:style-name="T29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4871937083846076707" text:style-name="L4">
        <text:list-item>
          <text:p text:style-name="P56"><text:span text:style-name="T29">Запрос списка фильтров tty устройств по имени порта. Команда — </text:span><text:span text:style-name="T1">get_tty_by_port_name</text:span><text:span text:style-name="T2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7"><text:span text:style-name="T29">Установка списка фильтров tty устройств по имени порта. Команда — </text:span><text:span text:style-name="T1">set_tty_by_port_name</text:span><text:span text:style-name="T2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8"><text:span text:style-name="T29">Запрос списка фильтров tty устройств по </text:span><text:span text:style-name="T44">VIP и PID USB устройства (для преобразователей USB-COM)</text:span><text:span text:style-name="T29">. Команда — </text:span><text:span text:style-name="T1">get_tty_by_</text:span><text:span text:style-name="T11">vid_pid</text:span><text:span text:style-name="T29">. Аргументы отсутствуют. Возвращает список фильтров по </text:span><text:span text:style-name="T44">VID и PID USB устройства, разделенных запятой</text:span><text:span text:style-name="T29">. </text:span><text:span text:style-name="T44">Каждый фильтр — пара VID:PID или только VID, все в нижнем регистре.</text:span><text:span text:style-name="T29"> Пример:<text:line-break/>"</text:span><text:span text:style-name="T44">1111:2222,3333,4444:5555</text:span><text:span text:style-name="T29">"</text:span></text:p>
        </text:list-item>
        <text:list-item>
          <text:p text:style-name="P57"><text:span text:style-name="T29">Установка списка фильтров tty устройств по </text:span><text:span text:style-name="T44">VIP и PID USB устройства</text:span><text:span text:style-name="T29">. Команда — </text:span><text:span text:style-name="T1">set_tty_by_</text:span><text:span text:style-name="T12">vid_pid</text:span><text:span text:style-name="T29">. Аргумент — список фильтров фильтров по </text:span><text:span text:style-name="T44">VID и PID USB устройства, разделенных запятой</text:span><text:span text:style-name="T29">.</text:span></text:p>
        </text:list-item>
        <text:list-item>
          <text:p text:style-name="P59"><text:span text:style-name="T29">Запрос списка </text:span><text:span text:style-name="T46">адресов tcp устройств</text:span><text:span text:style-name="T29">. Команда — </text:span><text:span text:style-name="T1">get_</text:span><text:span text:style-name="T13">tcp_by_address</text:span><text:span text:style-name="T29">. Аргументы отсутствуют. Возвращает список </text:span><text:span text:style-name="T46">адресов tcp устройств (IP-адрес или DNS имя хоста)</text:span><text:span text:style-name="T29">, разделенных запятой. Пример:<text:line-break/>"</text:span><text:span text:style-name="T46">192.168.1.1,example.com</text:span><text:span text:style-name="T29">"</text:span></text:p>
        </text:list-item>
        <text:list-item>
          <text:p text:style-name="P59"><text:span text:style-name="T29">Установка списка </text:span><text:span text:style-name="T46">адресов tcp устройств</text:span><text:span text:style-name="T29">. Команда — </text:span><text:span text:style-name="T1">set_t</text:span><text:span text:style-name="T13">cp_by_address</text:span><text:span text:style-name="T29">. Аргумент — список </text:span><text:span text:style-name="T46">адресов tcp устройств (IP-адрес или DNS имя хоста)</text:span><text:span text:style-name="T29">, разделенных запятой.</text:span></text:p>
        </text:list-item>
        <text:list-item>
          <text:p text:style-name="P60"><text:span text:style-name="T29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29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0">У</text:span>правление <text:span text:style-name="T69">хранилищами для данных сенсоров</text:span><text:bookmark-end text:name="__RefHeading___Toc641_1510394967"/></text:h>
      <text:list xml:id="list1887397084144681461" text:style-name="L5">
        <text:list-item>
          <text:p text:style-name="P21">Перечисление <text:span text:style-name="T61">хранилищ</text:span>. Заголовок — <text:span text:style-name="T7">list_storages</text:span><text:span text:style-name="T61">. Аргументы отсутствуют. Список хранилищ передается на клиент сообщениями </text:span><text:span text:style-name="T2">cmdata</text:span><text:span text:style-name="T62">, содержащими следующие аргументы:</text:span>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72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6">Добавление <text:span text:style-name="T63">датчика в базу. Заголовок — </text:span><text:span text:style-name="T8">add_</text:span><text:span text:style-name="T23">storage</text:span><text:span text:style-name="T63">. Аргументы: идентификатор или </text:span><text:soft-page-break/><text:span text:style-name="T63">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7">Удаление сенсора из базы. Заголовок — <text:span text:style-name="T1">remove_s</text:span><text:span text:style-name="T23">torage</text:span>. <text:s/><text:span text:style-name="T63">Аргументы: идентификатор или имя устройства, название датчика.</text:span></text:p>
        </text:list-item>
        <text:list-item>
          <text:p text:style-name="P28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64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29">Перечисление сессий для сессионного хранилища. Заг<text:span text:style-name="T76">о</text:span>ловок — <text:span text:style-name="T1">session_list</text:span>. <text:span text:style-name="T7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0">Перечисление <text:span text:style-name="T93">атрибутов </text:span>сесси<text:span text:style-name="T93">и</text:span> для сессионного хранилища. Заг<text:span text:style-name="T76">о</text:span>ловок — <text:span text:style-name="T1">session_list_</text:span><text:span text:style-name="T24">attrs</text:span>. <text:span text:style-name="T77">Аргументы — идентификатор или имя устройства, название датчика и идентификатор сессии. </text:span>Список <text:span text:style-name="T93">атрибутов </text:span>сессий передается сообщениями <text:span text:style-name="T1">cmdata</text:span>, содержащими два параметра — <text:span text:style-name="T93">ключ</text:span> и <text:span text:style-name="T93">значение</text:span> <text:span text:style-name="T93">атрибута</text:span>.</text:p>
        </text:list-item>
        <text:list-item>
          <text:p text:style-name="P31"><text:span text:style-name="T94">Получения</text:span> <text:span text:style-name="T93">атрибута </text:span>сесси<text:span text:style-name="T93">и</text:span> для сессионного хранилища. Заг<text:span text:style-name="T76">о</text:span>ловок — <text:span text:style-name="T1">session_</text:span><text:span text:style-name="T25">get</text:span><text:span text:style-name="T1">_</text:span><text:span text:style-name="T24">attr</text:span>. <text:span text:style-name="T7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1"><text:span text:style-name="T94">Установка</text:span> <text:span text:style-name="T93">атрибута </text:span>сесси<text:span text:style-name="T93">и</text:span> для сессионного хранилища. Заг<text:span text:style-name="T76">о</text:span>ловок — <text:span text:style-name="T1">session_</text:span><text:span text:style-name="T25">set</text:span><text:span text:style-name="T1">_</text:span><text:span text:style-name="T24">attr</text:span>. <text:span text:style-name="T7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2">Запуск ручной сессии. <text:span text:style-name="T95">Заголовок — </text:span><text:span text:style-name="T26">session_</text:span><text:span text:style-name="T1">start</text:span><text:span text:style-name="T95">. Аргументы — идентификатор или имя устройства, название датчика </text:span>и название сессии<text:span text:style-name="T95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2">Остановка ручной сессии. <text:span text:style-name="T95">Заголовок — </text:span><text:span text:style-name="T26">session_</text:span><text:span text:style-name="T27">get_</text:span><text:span text:style-name="T28">write_</text:span><text:span text:style-name="T27">id</text:span><text:span text:style-name="T9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3">Запрос идентификатора открытой для записи сессии. Аргументы — <text:span text:style-name="T9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7571749059761563438" text:style-name="L6">
        <text:list-item>
          <text:p text:style-name="P34">Перечисление списка javascript-программ. Заголовок — <text:span text:style-name="T1">list_</text:span><text:span text:style-name="T18">js</text:span>. Возвращает список <text:span text:style-name="T68">javascript-файлов на стороне </text:span><text:s/><text:span text:style-name="T68">сервера.</text:span></text:p>
        </text:list-item>
        <text:list-item>
          <text:p text:style-name="P35"><text:span text:style-name="T67">Остановка, запуск и перезапуск javascript-программы для обработки данных</text:span>. Заголов<text:span text:style-name="T67">ки</text:span> — <text:span text:style-name="T17">start_js</text:span><text:span text:style-name="T67">, </text:span><text:span text:style-name="T17">stop_js</text:span><text:span text:style-name="T67"> и </text:span><text:span text:style-name="T1">restart_js</text:span>. Аргумент — имя файла скрипта (с расширением .js).</text:p>
        </text:list-item>
        <text:list-item>
          <text:p text:style-name="P36">Запрос количества данных в локальном хранилище. Заголовок — <text:span text:style-name="T1">get_samples_count</text:span>. Аргументы — идентификатор <text:span text:style-name="T7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8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0">Данные передаются в том же формате, как и в сообщениях от устройства (</text:span><text:span text:style-name="T19">meas</text:span><text:span text:style-name="T70">).</text:span></text:p>
        </text:list-item>
        <text:list-item>
          <text:p text:style-name="P38"><text:soft-page-break/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0">Подписка/<text:span text:style-name="T71">отписка</text:span> на данные от датчика из хранилища. <text:span text:style-name="T71">Заголовки — </text:span><text:span text:style-name="T20">subscribe</text:span><text:span text:style-name="T71">/</text:span><text:span text:style-name="T20">unsubscribe</text:span><text:span text:style-name="T7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71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953399431096979478" text:style-name="L7">
        <text:list-item>
          <text:p text:style-name="P4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1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42">Добавление хранилища для датчика — <text:span text:style-name="T1">storage_created</text:span>. Агрументы: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72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2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5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74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78" text:outline-level="2"><text:soft-page-break/>Объект script</text:h>
      <text:p text:style-name="P6">Глобальный объект скрипта, аналог window в браузерных скриптах.</text:p>
      <text:p text:style-name="P6"><text:span text:style-name="T80">Свойства</text:span>:</text:p>
      <text:list xml:id="list6422589578350749072" text:style-name="L8">
        <text:list-item>
          <text:p text:style-name="P65">sensorsDatabase — <text:span text:style-name="T81">объект, предоставляющий доступ к</text:span> баз<text:span text:style-name="T81">е</text:span> <text:span text:style-name="T82">хранилищ </text:span>датчиков</text:p>
        </text:list-item>
        <text:list-item>
          <text:p text:style-name="P65">devices — <text:span text:style-name="T81">объект, предоставляющий доступ к списку подключенных</text:span> устройств</text:p>
        </text:list-item>
      </text:list>
      <text:p text:style-name="P7">Методы:</text:p>
      <text:list xml:id="list7615974896399983871" text:style-name="L9">
        <text:list-item>
          <text:p text:style-name="P66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6">String <text:span text:style-name="T83">type</text:span> — тип сервиса</text:p>
            </text:list-item>
            <text:list-item>
              <text:p text:style-name="P66">Object <text:span text:style-name="T83">cfg</text:span> — конфигурация для <text:span text:style-name="T83">выбранного сервиса</text:span></text:p>
            </text:list-item>
          </text:list>
          <text:p text:style-name="P67">Тип сервиса и конфигурация <text:span text:style-name="T82">задаются</text:span> так же, как при использовании консольного клиента wliotproxy. Для <text:span text:style-name="T84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78" text:outline-level="2">Объект script.sensorsDatabase</text:h>
      <text:p text:style-name="P8">Объект, предоставляющий доступ к базе хранилищ датчиков.</text:p>
      <text:p text:style-name="P8">Методы:</text:p>
      <text:list xml:id="list4859883687185613974" text:style-name="L10">
        <text:list-item>
          <text:p text:style-name="P68">isOpened — возвращает true/false, в зависимости от того, открыта ли база <text:span text:style-name="T85">или нет</text:span></text:p>
        </text:list-item>
        <text:list-item>
          <text:p text:style-name="P69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69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9">StorageId id — идентификатор хранилища</text:p>
            </text:list-item>
          </text:list>
        </text:list-item>
        <text:list-item>
          <text:p text:style-name="P70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6">или </text:span>null в случае ошибки<text:line-break/>Параметры:</text:p>
          <text:list>
            <text:list-item>
              <text:p text:style-name="P70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70">String deviceId — идентификатор устройства (строка в формате UUID)</text:p>
                </text:list-item>
                <text:list-item>
                  <text:p text:style-name="P70">String <text:span text:style-name="T97">device</text:span>Name — <text:span text:style-name="T86">название устройства</text:span></text:p>
                </text:list-item>
                <text:list-item>
                  <text:p text:style-name="P71"><text:soft-page-break/>String sensorName — <text:span text:style-name="T86">название датчика</text:span></text:p>
                </text:list-item>
                <text:list-item>
                  <text:p text:style-name="P70">String storeMode — <text:span text:style-name="T87">режим хранения данных ("continuous", "manual_sessions" или "last_n_values")</text:span></text:p>
                </text:list-item>
                <text:list-item>
                  <text:p text:style-name="P72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3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5-07T15:39:18.649113500</dc:date>
    <meta:editing-cycles>230</meta:editing-cycles>
    <meta:editing-duration>P5DT17H4M11S</meta:editing-duration>
    <meta:generator>LibreOffice/4.4.7.2$Linux_x86 LibreOffice_project/40$Build-2</meta:generator>
    <meta:document-statistic meta:table-count="1" meta:image-count="0" meta:object-count="0" meta:page-count="9" meta:paragraph-count="138" meta:word-count="1914" meta:character-count="15819" meta:non-whitespace-character-count="14014"/>
  </office:meta>
</office:document-meta>
</file>